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BE000000BE2D807568.png" manifest:media-type="image/png"/>
  <manifest:file-entry manifest:full-path="Pictures/10000D77000013A2000013A2196EC6AA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cm" svg:height="15.5cm" svg:x="6cm" svg:y="0.25cm">
          <draw:image xlink:href="Pictures/10000D77000013A2000013A2196EC6AA.svg" xlink:type="simple" xlink:show="embed" xlink:actuate="onLoad" draw:mime-type="image/svg+xml">
            <text:p/>
          </draw:image>
          <draw:image xlink:href="Pictures/10000001000000BE000000BE2D80756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19:59.932433691</meta:creation-date>
    <dc:date>2024-01-05T17:20:31.973392077</dc:date>
    <meta:editing-duration>PT35S</meta:editing-duration>
    <meta:editing-cycles>1</meta:editing-cycles>
    <meta:document-statistic meta:object-count="24"/>
    <meta:generator>LibreOfficeDev/24.8.0.0.alpha0$Linux_X86_64 LibreOffice_project/c458bfe2cc7f03b3e73be46cec3aba9e14b0f3df</meta:generator>
  </office:meta>
</office:document-meta>
</file>